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A000004004419004A6BED6F37.png" manifest:media-type="image/png"/>
  <manifest:file-entry manifest:full-path="Pictures/10000001000004D60000040E0CEA728525B7116E.png" manifest:media-type="image/png"/>
  <manifest:file-entry manifest:full-path="Pictures/100000010000048A0000040A1883DB0FEE3CEF7A.png" manifest:media-type="image/png"/>
  <manifest:file-entry manifest:full-path="Pictures/1000000100000546000004047793170CBA2D59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solid" svg:stroke-color="#c9211e" draw:fill="none" draw:fill-color="#ffffff" draw:auto-grow-height="true" draw:auto-grow-width="false" fo:max-height="0cm" fo:min-height="1.6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-8% 58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font-name="Liberation Sans" style:font-name-asian="Liberation Sans" style:font-name-complex="Liberation Sans"/>
    </style:style>
    <style:style style:name="T6" style:family="text">
      <style:text-properties style:text-position="-8% 58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292cm" svg:height="13.929cm" svg:x="4.708cm" svg:y="0.571cm">
          <draw:image xlink:href="Pictures/1000000100000546000004047793170CBA2D59E1.png" xlink:type="simple" xlink:show="embed" xlink:actuate="onLoad" draw:mime-type="image/png">
            <text:p/>
          </draw:image>
        </draw:frame>
        <draw:frame draw:style-name="gr2" draw:text-style-name="P2" draw:layer="layout" svg:width="3.8cm" svg:height="1cm" svg:x="12.2cm" svg:y="14.4cm">
          <draw:text-box>
            <text:p><text:span text:style-name="T1">p</text:span><text:span text:style-name="T2">miss</text:span><text:span text:style-name="T1"> </text:span><text:span text:style-name="T3">[MeV/c]</text:span></text:p>
          </draw:text-box>
        </draw:frame>
        <draw:frame draw:style-name="gr3" draw:text-style-name="P4" draw:layer="layout" svg:width="5cm" svg:height="1.884cm" svg:x="17cm" svg:y="1.616cm">
          <draw:text-box>
            <text:p text:style-name="P3"><text:span text:style-name="T4"><text:s/></text:span><text:span text:style-name="T5">μ</text:span><text:span text:style-name="T4"> = 156 MeV/c</text:span></text:p>
            <text:p text:style-name="P3"><text:span text:style-name="T4"><text:s/></text:span><text:span text:style-name="T5">σ</text:span><text:span text:style-name="T4"> = 66 MeV/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5cm" svg:height="12cm" svg:x="6.3cm" svg:y="1.5cm">
          <draw:image xlink:href="Pictures/100000010000048A0000040A1883DB0FEE3CEF7A.png" xlink:type="simple" xlink:show="embed" xlink:actuate="onLoad" draw:mime-type="image/png">
            <text:p/>
          </draw:image>
        </draw:frame>
        <draw:frame draw:style-name="gr5" draw:text-style-name="P2" draw:layer="layout" svg:width="5.3cm" svg:height="1.505cm" svg:x="12.6cm" svg:y="13.4cm">
          <draw:text-box>
            <text:p><text:span text:style-name="T3">p</text:span><text:span text:style-name="T6">xmiss</text:span><text:span text:style-name="T1"> </text:span><text:span text:style-name="T3">[MeV/c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5cm" svg:height="12cm" svg:x="6.557cm" svg:y="1.8cm">
          <draw:image xlink:href="Pictures/10000001000004D60000040E0CEA728525B7116E.png" xlink:type="simple" xlink:show="embed" xlink:actuate="onLoad" draw:mime-type="image/png">
            <text:p/>
          </draw:image>
        </draw:frame>
        <draw:frame draw:style-name="gr5" draw:text-style-name="P2" draw:layer="layout" svg:width="5.3cm" svg:height="1.505cm" svg:x="12.7cm" svg:y="13.701cm">
          <draw:text-box>
            <text:p><text:span text:style-name="T3">p</text:span><text:span text:style-name="T6">ymiss</text:span><text:span text:style-name="T1"> </text:span><text:span text:style-name="T3">[MeV/c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5cm" svg:height="12cm" svg:x="5.5cm" svg:y="1cm">
          <draw:image xlink:href="Pictures/10000001000004CA000004004419004A6BED6F37.png" xlink:type="simple" xlink:show="embed" xlink:actuate="onLoad" draw:mime-type="image/png">
            <text:p/>
          </draw:image>
        </draw:frame>
        <draw:frame draw:style-name="gr5" draw:text-style-name="P2" draw:layer="layout" svg:width="5.3cm" svg:height="1.505cm" svg:x="11.7cm" svg:y="13cm">
          <draw:text-box>
            <text:p><text:span text:style-name="T3">p</text:span><text:span text:style-name="T6">zmiss</text:span><text:span text:style-name="T1"> </text:span><text:span text:style-name="T3">[MeV/c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1T15:50:41.448008572</meta:creation-date>
    <dc:date>2025-04-01T17:50:14.278516693</dc:date>
    <meta:editing-duration>PT12M44S</meta:editing-duration>
    <meta:editing-cycles>4</meta:editing-cycles>
    <meta:generator>LibreOffice/7.3.7.2$Linux_X86_64 LibreOffice_project/30$Build-2</meta:generator>
    <meta:document-statistic meta:object-count="38"/>
  </office:meta>
</office:document-meta>
</file>